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23.599cm" svg:y="-7.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22.4cm" svg:height="14.5cm" svg:x="0.365cm" svg:y="0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9-09-09T16:19:32.232457809</dc:date>
    <meta:editing-duration>PT3H48M8S</meta:editing-duration>
    <meta:editing-cycles>55</meta:editing-cycles>
    <meta:generator>LibreOffice/5.1.6.2$Linux_X86_64 LibreOffice_project/10m0$Build-2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9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9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9cm" svg:stroke-color="#808080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9cm" svg:stroke-color="#3333ff" draw:fill-color="#3333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4.828cm" svg:y="0.185cm" style:legend-expansion="wide" chart:style-name="ch2"/>
        <chart:plot-area chart:style-name="ch3" chart:data-source-has-labels="both" svg:x="1.995cm" svg:y="1.444cm" svg:width="19.958cm" svg:height="11.25cm">
          <chartooo:coordinate-region svg:x="3.119cm" svg:y="1.803cm" svg:width="18.396cm" svg:height="9.927cm"/>
          <chart:axis chart:dimension="x" chart:name="primary-x" chart:style-name="ch4" chartooo:axis-type="auto">
            <chart:title svg:x="10.934cm" svg:y="12.984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612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11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=20%</text:p>
              </table:table-cell>
              <table:table-cell office:value-type="string">
                <text:p/>
              </table:table-cell>
              <table:table-cell office:value-type="string">
                <text:p>r=40%</text:p>
              </table:table-cell>
              <table:table-cell office:value-type="string">
                <text:p/>
              </table:table-cell>
              <table:table-cell office:value-type="string">
                <text:p>r=60%</text:p>
              </table:table-cell>
              <table:table-cell office:value-type="string">
                <text:p/>
              </table:table-cell>
              <table:table-cell office:value-type="string">
                <text:p>r=8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6178999740227">
                <text:p>0.0216178999740227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0334692448688353">
                <text:p>0.033469244868835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0974568435094751">
                <text:p>0.09745684350947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493728344560507">
                <text:p>0.0493728344560507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9117792602085">
                <text:p>0.0349117792602085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0564673407439099">
                <text:p>0.0564673407439099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0.138305264982897">
                <text:p>0.13830526498289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0781960311027073">
                <text:p>0.078196031102707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0244850645435">
                <text:p>0.0460244850645435</text:p>
              </table:table-cell>
              <table:table-cell office:value-type="float" office:value="0.386111111111111">
                <text:p>0.386111111111111</text:p>
              </table:table-cell>
              <table:table-cell office:value-type="float" office:value="0.0705620781300843">
                <text:p>0.0705620781300843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166590046392678">
                <text:p>0.166590046392678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0961764793290135">
                <text:p>0.0961764793290135</text:p>
              </table:table-cell>
              <table:table-cell office:value-type="float" office:value="0.369444444444444">
                <text:p>0.369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3445233304231">
                <text:p>0.0523445233304231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0901051489535312">
                <text:p>0.0901051489535312</text:p>
              </table:table-cell>
              <table:table-cell office:value-type="float" office:value="0.422916666666667">
                <text:p>0.422916666666667</text:p>
              </table:table-cell>
              <table:table-cell office:value-type="float" office:value="0.178478574531206">
                <text:p>0.17847857453120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116806712350824">
                <text:p>0.116806712350824</text:p>
              </table:table-cell>
              <table:table-cell office:value-type="float" office:value="0.345833333333333">
                <text:p>0.345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93456429326173">
                <text:p>0.0593456429326173</text:p>
              </table:table-cell>
              <table:table-cell office:value-type="float" office:value="0.311666666666666">
                <text:p>0.311666666666666</text:p>
              </table:table-cell>
              <table:table-cell office:value-type="float" office:value="0.0977600300230481">
                <text:p>0.0977600300230481</text:p>
              </table:table-cell>
              <table:table-cell office:value-type="float" office:value="0.375">
                <text:p>0.375</text:p>
              </table:table-cell>
              <table:table-cell office:value-type="float" office:value="0.187778876684769">
                <text:p>0.187778876684769</text:p>
              </table:table-cell>
              <table:table-cell office:value-type="float" office:value="0.165">
                <text:p>0.165</text:p>
              </table:table-cell>
              <table:table-cell office:value-type="float" office:value="0.1296769845507">
                <text:p>0.1296769845507</text:p>
              </table:table-cell>
              <table:table-cell office:value-type="float" office:value="0.323333333333333">
                <text:p>0.32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3062912800254">
                <text:p>0.0643062912800254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102769194382472">
                <text:p>0.102769194382472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206639364023517">
                <text:p>0.206639364023517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143113578013185">
                <text:p>0.143113578013185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6498570674116">
                <text:p>0.0706498570674116</text:p>
              </table:table-cell>
              <table:table-cell office:value-type="float" office:value="0.275">
                <text:p>0.275</text:p>
              </table:table-cell>
              <table:table-cell office:value-type="float" office:value="0.110378360021522">
                <text:p>0.110378360021522</text:p>
              </table:table-cell>
              <table:table-cell office:value-type="float" office:value="0.322619047619047">
                <text:p>0.322619047619047</text:p>
              </table:table-cell>
              <table:table-cell office:value-type="float" office:value="0.225515025399179">
                <text:p>0.225515025399179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56127728268049">
                <text:p>0.156127728268049</text:p>
              </table:table-cell>
              <table:table-cell office:value-type="float" office:value="0.295238095238095">
                <text:p>0.295238095238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5635167609585">
                <text:p>0.0755635167609585</text:p>
              </table:table-cell>
              <table:table-cell office:value-type="float" office:value="0.2625">
                <text:p>0.2625</text:p>
              </table:table-cell>
              <table:table-cell office:value-type="float" office:value="0.116419577926189">
                <text:p>0.116419577926189</text:p>
              </table:table-cell>
              <table:table-cell office:value-type="float" office:value="0.30625">
                <text:p>0.30625</text:p>
              </table:table-cell>
              <table:table-cell office:value-type="float" office:value="0.239909850846636">
                <text:p>0.23990985084663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67500151762597">
                <text:p>0.167500151762597</text:p>
              </table:table-cell>
              <table:table-cell office:value-type="float" office:value="0.282291666666667">
                <text:p>0.28229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9931751599966">
                <text:p>0.0829931751599966</text:p>
              </table:table-cell>
              <table:table-cell office:value-type="float" office:value="0.254629629629629">
                <text:p>0.254629629629629</text:p>
              </table:table-cell>
              <table:table-cell office:value-type="float" office:value="0.121421774817021">
                <text:p>0.121421774817021</text:p>
              </table:table-cell>
              <table:table-cell office:value-type="float" office:value="0.289814814814814">
                <text:p>0.289814814814814</text:p>
              </table:table-cell>
              <table:table-cell office:value-type="float" office:value="0.244638686825472">
                <text:p>0.244638686825472</text:p>
              </table:table-cell>
              <table:table-cell office:value-type="float" office:value="0.123148148148148">
                <text:p>0.123148148148148</text:p>
              </table:table-cell>
              <table:table-cell office:value-type="float" office:value="0.177427364413706">
                <text:p>0.177427364413706</text:p>
              </table:table-cell>
              <table:table-cell office:value-type="float" office:value="0.27037037037037">
                <text:p>0.270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70300771900105">
                <text:p>0.0870300771900105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129450379192894">
                <text:p>0.129450379192894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248954163015948">
                <text:p>0.248954163015948</text:p>
              </table:table-cell>
              <table:table-cell office:value-type="float" office:value="0.115833333333333">
                <text:p>0.115833333333333</text:p>
              </table:table-cell>
              <table:table-cell office:value-type="float" office:value="0.185677627581305">
                <text:p>0.185677627581305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3152571973641">
                <text:p>0.0903152571973641</text:p>
              </table:table-cell>
              <table:table-cell office:value-type="float" office:value="0.237121212121212">
                <text:p>0.237121212121212</text:p>
              </table:table-cell>
              <table:table-cell office:value-type="float" office:value="0.135059788639096">
                <text:p>0.135059788639096</text:p>
              </table:table-cell>
              <table:table-cell office:value-type="float" office:value="0.265151515151515">
                <text:p>0.265151515151515</text:p>
              </table:table-cell>
              <table:table-cell office:value-type="float" office:value="0.251812865874651">
                <text:p>0.251812865874651</text:p>
              </table:table-cell>
              <table:table-cell office:value-type="float" office:value="0.109090909090909">
                <text:p>0.109090909090909</text:p>
              </table:table-cell>
              <table:table-cell office:value-type="float" office:value="0.191212747869153">
                <text:p>0.191212747869153</text:p>
              </table:table-cell>
              <table:table-cell office:value-type="float" office:value="0.239393939393939">
                <text:p>0.239393939393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6545094772715">
                <text:p>0.0946545094772715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139434347644319">
                <text:p>0.139434347644319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258244744181529">
                <text:p>0.258244744181529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0.19638982601662">
                <text:p>0.19638982601662</text:p>
              </table:table-cell>
              <table:table-cell office:value-type="float" office:value="0.228472222222222">
                <text:p>0.22847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60233241597535">
                <text:p>0.0960233241597535</text:p>
              </table:table-cell>
              <table:table-cell office:value-type="float" office:value="0.217948717948718">
                <text:p>0.217948717948718</text:p>
              </table:table-cell>
              <table:table-cell office:value-type="float" office:value="0.143621167682324">
                <text:p>0.143621167682324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264109557274603">
                <text:p>0.264109557274603</text:p>
              </table:table-cell>
              <table:table-cell office:value-type="float" office:value="0.101282051282051">
                <text:p>0.101282051282051</text:p>
              </table:table-cell>
              <table:table-cell office:value-type="float" office:value="0.207315328323881">
                <text:p>0.207315328323881</text:p>
              </table:table-cell>
              <table:table-cell office:value-type="float" office:value="0.223076923076923">
                <text:p>0.223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026484291319">
                <text:p>0.10026484291319</text:p>
              </table:table-cell>
              <table:table-cell office:value-type="float" office:value="0.213690476190476">
                <text:p>0.213690476190476</text:p>
              </table:table-cell>
              <table:table-cell office:value-type="float" office:value="0.146850347434772">
                <text:p>0.146850347434772</text:p>
              </table:table-cell>
              <table:table-cell office:value-type="float" office:value="0.236904761904762">
                <text:p>0.236904761904762</text:p>
              </table:table-cell>
              <table:table-cell office:value-type="float" office:value="0.273752536645843">
                <text:p>0.273752536645843</text:p>
              </table:table-cell>
              <table:table-cell office:value-type="float" office:value="0.100595238095238">
                <text:p>0.100595238095238</text:p>
              </table:table-cell>
              <table:table-cell office:value-type="float" office:value="0.214405395843146">
                <text:p>0.214405395843146</text:p>
              </table:table-cell>
              <table:table-cell office:value-type="float" office:value="0.213690476190476">
                <text:p>0.213690476190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3263104134428">
                <text:p>0.103263104134428</text:p>
              </table:table-cell>
              <table:table-cell office:value-type="float" office:value="0.207222222222222">
                <text:p>0.207222222222222</text:p>
              </table:table-cell>
              <table:table-cell office:value-type="float" office:value="0.15407002981859">
                <text:p>0.15407002981859</text:p>
              </table:table-cell>
              <table:table-cell office:value-type="float" office:value="0.231111111111111">
                <text:p>0.231111111111111</text:p>
              </table:table-cell>
              <table:table-cell office:value-type="float" office:value="0.286745245691184">
                <text:p>0.286745245691184</text:p>
              </table:table-cell>
              <table:table-cell office:value-type="float" office:value="0.0977777777777777">
                <text:p>0.0977777777777777</text:p>
              </table:table-cell>
              <table:table-cell office:value-type="float" office:value="0.217313634035661">
                <text:p>0.217313634035661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888265211123">
                <text:p>0.106888265211123</text:p>
              </table:table-cell>
              <table:table-cell office:value-type="float" office:value="0.202604166666667">
                <text:p>0.202604166666667</text:p>
              </table:table-cell>
              <table:table-cell office:value-type="float" office:value="0.157773551143644">
                <text:p>0.157773551143644</text:p>
              </table:table-cell>
              <table:table-cell office:value-type="float" office:value="0.223958333333333">
                <text:p>0.223958333333333</text:p>
              </table:table-cell>
              <table:table-cell office:value-type="float" office:value="0.300943527545358">
                <text:p>0.300943527545358</text:p>
              </table:table-cell>
              <table:table-cell office:value-type="float" office:value="0.0963541666666667">
                <text:p>0.0963541666666667</text:p>
              </table:table-cell>
              <table:table-cell office:value-type="float" office:value="0.223323149731978">
                <text:p>0.223323149731978</text:p>
              </table:table-cell>
              <table:table-cell office:value-type="float" office:value="0.199479166666667">
                <text:p>0.199479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8989130187442">
                <text:p>0.108989130187442</text:p>
              </table:table-cell>
              <table:table-cell office:value-type="float" office:value="0.195588235294117">
                <text:p>0.195588235294117</text:p>
              </table:table-cell>
              <table:table-cell office:value-type="float" office:value="0.160847021358031">
                <text:p>0.160847021358031</text:p>
              </table:table-cell>
              <table:table-cell office:value-type="float" office:value="0.216176470588235">
                <text:p>0.216176470588235</text:p>
              </table:table-cell>
              <table:table-cell office:value-type="float" office:value="0.303572495799326">
                <text:p>0.303572495799326</text:p>
              </table:table-cell>
              <table:table-cell office:value-type="float" office:value="0.0921568627450979">
                <text:p>0.0921568627450979</text:p>
              </table:table-cell>
              <table:table-cell office:value-type="float" office:value="0.231160625801574">
                <text:p>0.231160625801574</text:p>
              </table:table-cell>
              <table:table-cell office:value-type="float" office:value="0.194607843137255">
                <text:p>0.194607843137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0797142837757">
                <text:p>0.110797142837757</text:p>
              </table:table-cell>
              <table:table-cell office:value-type="float" office:value="0.187962962962963">
                <text:p>0.187962962962963</text:p>
              </table:table-cell>
              <table:table-cell office:value-type="float" office:value="0.166242094267781">
                <text:p>0.166242094267781</text:p>
              </table:table-cell>
              <table:table-cell office:value-type="float" office:value="0.2125">
                <text:p>0.2125</text:p>
              </table:table-cell>
              <table:table-cell office:value-type="float" office:value="0.315036224565687">
                <text:p>0.315036224565687</text:p>
              </table:table-cell>
              <table:table-cell office:value-type="float" office:value="0.0902777777777777">
                <text:p>0.0902777777777777</text:p>
              </table:table-cell>
              <table:table-cell office:value-type="float" office:value="0.236793219694248">
                <text:p>0.236793219694248</text:p>
              </table:table-cell>
              <table:table-cell office:value-type="float" office:value="0.189814814814815">
                <text:p>0.189814814814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4041827506211">
                <text:p>0.114041827506211</text:p>
              </table:table-cell>
              <table:table-cell office:value-type="float" office:value="0.183771929824561">
                <text:p>0.183771929824561</text:p>
              </table:table-cell>
              <table:table-cell office:value-type="float" office:value="0.169217694200142">
                <text:p>0.169217694200142</text:p>
              </table:table-cell>
              <table:table-cell office:value-type="float" office:value="0.206140350877193">
                <text:p>0.206140350877193</text:p>
              </table:table-cell>
              <table:table-cell office:value-type="float" office:value="0.318061157393251">
                <text:p>0.318061157393251</text:p>
              </table:table-cell>
              <table:table-cell office:value-type="float" office:value="0.0872807017543859">
                <text:p>0.0872807017543859</text:p>
              </table:table-cell>
              <table:table-cell office:value-type="float" office:value="0.239372848714104">
                <text:p>0.23937284871410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568749043447">
                <text:p>0.11568749043447</text:p>
              </table:table-cell>
              <table:table-cell office:value-type="float" office:value="0.178333333333333">
                <text:p>0.178333333333333</text:p>
              </table:table-cell>
              <table:table-cell office:value-type="float" office:value="0.173515755686321">
                <text:p>0.173515755686321</text:p>
              </table:table-cell>
              <table:table-cell office:value-type="float" office:value="0.20125">
                <text:p>0.20125</text:p>
              </table:table-cell>
              <table:table-cell office:value-type="float" office:value="0.320723551930646">
                <text:p>0.320723551930646</text:p>
              </table:table-cell>
              <table:table-cell office:value-type="float" office:value="0.085">
                <text:p>0.085</text:p>
              </table:table-cell>
              <table:table-cell office:value-type="float" office:value="0.241655529060044">
                <text:p>0.241655529060044</text:p>
              </table:table-cell>
              <table:table-cell office:value-type="float" office:value="0.177083333333333">
                <text:p>0.17708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8744919467478">
                <text:p>0.118744919467478</text:p>
              </table:table-cell>
              <table:table-cell office:value-type="float" office:value="0.175">
                <text:p>0.175</text:p>
              </table:table-cell>
              <table:table-cell office:value-type="float" office:value="0.178660820529797">
                <text:p>0.178660820529797</text:p>
              </table:table-cell>
              <table:table-cell office:value-type="float" office:value="0.198809523809524">
                <text:p>0.198809523809524</text:p>
              </table:table-cell>
              <table:table-cell office:value-type="float" office:value="0.32273533644243">
                <text:p>0.3227353364424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46199461963847">
                <text:p>0.246199461963847</text:p>
              </table:table-cell>
              <table:table-cell office:value-type="float" office:value="0.173809523809524">
                <text:p>0.173809523809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9875790357059">
                <text:p>0.119875790357059</text:p>
              </table:table-cell>
              <table:table-cell office:value-type="float" office:value="0.16969696969697">
                <text:p>0.16969696969697</text:p>
              </table:table-cell>
              <table:table-cell office:value-type="float" office:value="0.181551274569263">
                <text:p>0.181551274569263</text:p>
              </table:table-cell>
              <table:table-cell office:value-type="float" office:value="0.194318181818182">
                <text:p>0.194318181818182</text:p>
              </table:table-cell>
              <table:table-cell office:value-type="float" office:value="0.326794094035671">
                <text:p>0.326794094035671</text:p>
              </table:table-cell>
              <table:table-cell office:value-type="float" office:value="0.0818181818181819">
                <text:p>0.0818181818181819</text:p>
              </table:table-cell>
              <table:table-cell office:value-type="float" office:value="0.249857648669404">
                <text:p>0.249857648669404</text:p>
              </table:table-cell>
              <table:table-cell office:value-type="float" office:value="0.16969696969697">
                <text:p>0.16969696969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1772807177265">
                <text:p>0.121772807177265</text:p>
              </table:table-cell>
              <table:table-cell office:value-type="float" office:value="0.164855072463768">
                <text:p>0.164855072463768</text:p>
              </table:table-cell>
              <table:table-cell office:value-type="float" office:value="0.183734652227645">
                <text:p>0.183734652227645</text:p>
              </table:table-cell>
              <table:table-cell office:value-type="float" office:value="0.189492753623188">
                <text:p>0.189492753623188</text:p>
              </table:table-cell>
              <table:table-cell office:value-type="float" office:value="0.33124250348408">
                <text:p>0.33124250348408</text:p>
              </table:table-cell>
              <table:table-cell office:value-type="float" office:value="0.0804347826086957">
                <text:p>0.0804347826086957</text:p>
              </table:table-cell>
              <table:table-cell office:value-type="float" office:value="0.253891544669843">
                <text:p>0.253891544669843</text:p>
              </table:table-cell>
              <table:table-cell office:value-type="float" office:value="0.165942028985507">
                <text:p>0.165942028985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346431142199">
                <text:p>0.12346431142199</text:p>
              </table:table-cell>
              <table:table-cell office:value-type="float" office:value="0.160416666666667">
                <text:p>0.160416666666667</text:p>
              </table:table-cell>
              <table:table-cell office:value-type="float" office:value="0.187559636286077">
                <text:p>0.187559636286077</text:p>
              </table:table-cell>
              <table:table-cell office:value-type="float" office:value="0.185763888888889">
                <text:p>0.185763888888889</text:p>
              </table:table-cell>
              <table:table-cell office:value-type="float" office:value="0.33218947318105">
                <text:p>0.33218947318105</text:p>
              </table:table-cell>
              <table:table-cell office:value-type="float" office:value="0.078125">
                <text:p>0.078125</text:p>
              </table:table-cell>
              <table:table-cell office:value-type="float" office:value="0.258011531480057">
                <text:p>0.258011531480057</text:p>
              </table:table-cell>
              <table:table-cell office:value-type="float" office:value="0.161458333333333">
                <text:p>0.161458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6246274157361">
                <text:p>0.126246274157361</text:p>
              </table:table-cell>
              <table:table-cell office:value-type="float" office:value="0.157333333333333">
                <text:p>0.157333333333333</text:p>
              </table:table-cell>
              <table:table-cell office:value-type="float" office:value="0.191108669248358">
                <text:p>0.191108669248358</text:p>
              </table:table-cell>
              <table:table-cell office:value-type="float" office:value="0.182">
                <text:p>0.182</text:p>
              </table:table-cell>
              <table:table-cell office:value-type="float" office:value="0.33412886387044">
                <text:p>0.33412886387044</text:p>
              </table:table-cell>
              <table:table-cell office:value-type="float" office:value="0.077">
                <text:p>0.077</text:p>
              </table:table-cell>
              <table:table-cell office:value-type="float" office:value="0.262312733453104">
                <text:p>0.262312733453104</text:p>
              </table:table-cell>
              <table:table-cell office:value-type="float" office:value="0.157666666666667">
                <text:p>0.157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494674307077">
                <text:p>0.126494674307077</text:p>
              </table:table-cell>
              <table:table-cell office:value-type="float" office:value="0.153205128205128">
                <text:p>0.153205128205128</text:p>
              </table:table-cell>
              <table:table-cell office:value-type="float" office:value="0.194282412482262">
                <text:p>0.194282412482262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32853723327881">
                <text:p>0.32853723327881</text:p>
              </table:table-cell>
              <table:table-cell office:value-type="float" office:value="0.0746794871794871">
                <text:p>0.0746794871794871</text:p>
              </table:table-cell>
              <table:table-cell office:value-type="float" office:value="0.265762629928106">
                <text:p>0.265762629928106</text:p>
              </table:table-cell>
              <table:table-cell office:value-type="float" office:value="0.154807692307692">
                <text:p>0.15480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9254922372265">
                <text:p>0.129254922372265</text:p>
              </table:table-cell>
              <table:table-cell office:value-type="float" office:value="0.150308641975309">
                <text:p>0.150308641975309</text:p>
              </table:table-cell>
              <table:table-cell office:value-type="float" office:value="0.191426766049886">
                <text:p>0.191426766049886</text:p>
              </table:table-cell>
              <table:table-cell office:value-type="float" office:value="0.173148148148148">
                <text:p>0.173148148148148</text:p>
              </table:table-cell>
              <table:table-cell office:value-type="float" office:value="0.332055874025711">
                <text:p>0.332055874025711</text:p>
              </table:table-cell>
              <table:table-cell office:value-type="float" office:value="0.0737654320987655">
                <text:p>0.0737654320987655</text:p>
              </table:table-cell>
              <table:table-cell office:value-type="float" office:value="0.26498901931427">
                <text:p>0.26498901931427</text:p>
              </table:table-cell>
              <table:table-cell office:value-type="float" office:value="0.149382716049383">
                <text:p>0.149382716049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0087814795564">
                <text:p>0.130087814795564</text:p>
              </table:table-cell>
              <table:table-cell office:value-type="float" office:value="0.146428571428571">
                <text:p>0.146428571428571</text:p>
              </table:table-cell>
              <table:table-cell office:value-type="float" office:value="0.195701066562293">
                <text:p>0.195701066562293</text:p>
              </table:table-cell>
              <table:table-cell office:value-type="float" office:value="0.170535714285714">
                <text:p>0.170535714285714</text:p>
              </table:table-cell>
              <table:table-cell office:value-type="float" office:value="0.334893533113371">
                <text:p>0.334893533113371</text:p>
              </table:table-cell>
              <table:table-cell office:value-type="float" office:value="0.0720238095238095">
                <text:p>0.0720238095238095</text:p>
              </table:table-cell>
              <table:table-cell office:value-type="float" office:value="0.267868055311165">
                <text:p>0.267868055311165</text:p>
              </table:table-cell>
              <table:table-cell office:value-type="float" office:value="0.146428571428571">
                <text:p>0.1464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1441163350613">
                <text:p>0.131441163350613</text:p>
              </table:table-cell>
              <table:table-cell office:value-type="float" office:value="0.14367816091954">
                <text:p>0.14367816091954</text:p>
              </table:table-cell>
              <table:table-cell office:value-type="float" office:value="0.197289667982334">
                <text:p>0.197289667982334</text:p>
              </table:table-cell>
              <table:table-cell office:value-type="float" office:value="0.166954022988506">
                <text:p>0.166954022988506</text:p>
              </table:table-cell>
              <table:table-cell office:value-type="float" office:value="0.327276045495883">
                <text:p>0.327276045495883</text:p>
              </table:table-cell>
              <table:table-cell office:value-type="float" office:value="0.0698275862068965">
                <text:p>0.0698275862068965</text:p>
              </table:table-cell>
              <table:table-cell office:value-type="float" office:value="0.268481143120294">
                <text:p>0.268481143120294</text:p>
              </table:table-cell>
              <table:table-cell office:value-type="float" office:value="0.142528735632184">
                <text:p>0.142528735632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2113936606128">
                <text:p>0.132113936606128</text:p>
              </table:table-cell>
              <table:table-cell office:value-type="float" office:value="0.14">
                <text:p>0.14</text:p>
              </table:table-cell>
              <table:table-cell office:value-type="float" office:value="0.200098918564643">
                <text:p>0.200098918564643</text:p>
              </table:table-cell>
              <table:table-cell office:value-type="float" office:value="0.164166666666667">
                <text:p>0.164166666666667</text:p>
              </table:table-cell>
              <table:table-cell office:value-type="float" office:value="0.329149298619136">
                <text:p>0.329149298619136</text:p>
              </table:table-cell>
              <table:table-cell office:value-type="float" office:value="0.0688888888888888">
                <text:p>0.0688888888888888</text:p>
              </table:table-cell>
              <table:table-cell office:value-type="float" office:value="0.272745819119314">
                <text:p>0.272745819119314</text:p>
              </table:table-cell>
              <table:table-cell office:value-type="float" office:value="0.138888888888889">
                <text:p>0.13888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9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9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9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9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5.57cm" svg:y="0.185cm" style:legend-expansion="wide" chart:style-name="ch2"/>
        <chart:plot-area chart:style-name="ch3" chart:data-source-has-labels="both" svg:x="1.995cm" svg:y="1.444cm" svg:width="19.958cm" svg:height="11.25cm">
          <chartooo:coordinate-region svg:x="3.119cm" svg:y="1.803cm" svg:width="18.396cm" svg:height="9.927cm"/>
          <chart:axis chart:dimension="x" chart:name="primary-x" chart:style-name="ch4" chartooo:axis-type="auto">
            <chart:title svg:x="10.934cm" svg:y="12.984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612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18"/>
            <chart:data-point chart:style-name="ch10"/>
            <chart:data-point/>
            <chart:data-point chart:style-name="ch10"/>
            <chart:data-point chart:repeated="9"/>
          </chart:series>
          <chart:series chart:style-name="ch11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12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=0.2</text:p>
              </table:table-cell>
              <table:table-cell office:value-type="string">
                <text:p/>
              </table:table-cell>
              <table:table-cell office:value-type="string">
                <text:p>r=0.4</text:p>
              </table:table-cell>
              <table:table-cell office:value-type="string">
                <text:p/>
              </table:table-cell>
              <table:table-cell office:value-type="string">
                <text:p>r=0.6</text:p>
              </table:table-cell>
              <table:table-cell office:value-type="string">
                <text:p/>
              </table:table-cell>
              <table:table-cell office:value-type="string">
                <text:p>r=0.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6178999740227">
                <text:p>0.0216178999740227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0334692448688353">
                <text:p>0.033469244868835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157972883597883">
                <text:p>0.157972883597883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084580454660868">
                <text:p>0.08458045466086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9117792602085">
                <text:p>0.0349117792602085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0564673407439099">
                <text:p>0.0564673407439099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0.221375661375661">
                <text:p>0.221375661375661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125058866290071">
                <text:p>0.125058866290071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0244850645435">
                <text:p>0.0460244850645435</text:p>
              </table:table-cell>
              <table:table-cell office:value-type="float" office:value="0.386111111111111">
                <text:p>0.386111111111111</text:p>
              </table:table-cell>
              <table:table-cell office:value-type="float" office:value="0.0705620781300843">
                <text:p>0.0705620781300843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248320105820106">
                <text:p>0.248320105820106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71097436119049">
                <text:p>0.171097436119049</text:p>
              </table:table-cell>
              <table:table-cell office:value-type="float" office:value="0.372222222222222">
                <text:p>0.37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3445233304231">
                <text:p>0.0523445233304231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0901051489535312">
                <text:p>0.0901051489535312</text:p>
              </table:table-cell>
              <table:table-cell office:value-type="float" office:value="0.422916666666667">
                <text:p>0.422916666666667</text:p>
              </table:table-cell>
              <table:table-cell office:value-type="float" office:value="0.264847883597883">
                <text:p>0.264847883597883</text:p>
              </table:table-cell>
              <table:table-cell office:value-type="float" office:value="0.210416666666667">
                <text:p>0.210416666666667</text:p>
              </table:table-cell>
              <table:table-cell office:value-type="float" office:value="0.194537682057528">
                <text:p>0.19453768205752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93456429326173">
                <text:p>0.0593456429326173</text:p>
              </table:table-cell>
              <table:table-cell office:value-type="float" office:value="0.311666666666666">
                <text:p>0.311666666666666</text:p>
              </table:table-cell>
              <table:table-cell office:value-type="float" office:value="0.0977600300230481">
                <text:p>0.0977600300230481</text:p>
              </table:table-cell>
              <table:table-cell office:value-type="float" office:value="0.375">
                <text:p>0.375</text:p>
              </table:table-cell>
              <table:table-cell office:value-type="float" office:value="0.293429232804233">
                <text:p>0.293429232804233</text:p>
              </table:table-cell>
              <table:table-cell office:value-type="float" office:value="0.188333333333333">
                <text:p>0.188333333333333</text:p>
              </table:table-cell>
              <table:table-cell office:value-type="float" office:value="0.216739572182573">
                <text:p>0.216739572182573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3062912800254">
                <text:p>0.0643062912800254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102769194382472">
                <text:p>0.102769194382472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321107804232804">
                <text:p>0.321107804232804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0.234762070792701">
                <text:p>0.234762070792701</text:p>
              </table:table-cell>
              <table:table-cell office:value-type="float" office:value="0.272222222222222">
                <text:p>0.27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6498570674116">
                <text:p>0.0706498570674116</text:p>
              </table:table-cell>
              <table:table-cell office:value-type="float" office:value="0.275">
                <text:p>0.275</text:p>
              </table:table-cell>
              <table:table-cell office:value-type="float" office:value="0.110378360021522">
                <text:p>0.110378360021522</text:p>
              </table:table-cell>
              <table:table-cell office:value-type="float" office:value="0.322619047619047">
                <text:p>0.322619047619047</text:p>
              </table:table-cell>
              <table:table-cell office:value-type="float" office:value="0.331871693121693">
                <text:p>0.331871693121693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0.25013447655802">
                <text:p>0.25013447655802</text:p>
              </table:table-cell>
              <table:table-cell office:value-type="float" office:value="0.252380952380952">
                <text:p>0.252380952380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5635167609585">
                <text:p>0.0755635167609585</text:p>
              </table:table-cell>
              <table:table-cell office:value-type="float" office:value="0.2625">
                <text:p>0.2625</text:p>
              </table:table-cell>
              <table:table-cell office:value-type="float" office:value="0.116419577926189">
                <text:p>0.116419577926189</text:p>
              </table:table-cell>
              <table:table-cell office:value-type="float" office:value="0.30625">
                <text:p>0.30625</text:p>
              </table:table-cell>
              <table:table-cell office:value-type="float" office:value="0.340943238406474">
                <text:p>0.340943238406474</text:p>
              </table:table-cell>
              <table:table-cell office:value-type="float" office:value="0.138541666666667">
                <text:p>0.138541666666667</text:p>
              </table:table-cell>
              <table:table-cell office:value-type="float" office:value="0.267937196959239">
                <text:p>0.267937196959239</text:p>
              </table:table-cell>
              <table:table-cell office:value-type="float" office:value="0.240625">
                <text:p>0.2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9931751599966">
                <text:p>0.0829931751599966</text:p>
              </table:table-cell>
              <table:table-cell office:value-type="float" office:value="0.254629629629629">
                <text:p>0.254629629629629</text:p>
              </table:table-cell>
              <table:table-cell office:value-type="float" office:value="0.121421774817021">
                <text:p>0.121421774817021</text:p>
              </table:table-cell>
              <table:table-cell office:value-type="float" office:value="0.289814814814814">
                <text:p>0.289814814814814</text:p>
              </table:table-cell>
              <table:table-cell office:value-type="float" office:value="0.354415460628696">
                <text:p>0.354415460628696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0.277281877556208">
                <text:p>0.277281877556208</text:p>
              </table:table-cell>
              <table:table-cell office:value-type="float" office:value="0.224074074074074">
                <text:p>0.22407407407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70300771900105">
                <text:p>0.0870300771900105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129450379192894">
                <text:p>0.129450379192894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359392312480548">
                <text:p>0.359392312480548</text:p>
              </table:table-cell>
              <table:table-cell office:value-type="float" office:value="0.118333333333333">
                <text:p>0.118333333333333</text:p>
              </table:table-cell>
              <table:table-cell office:value-type="float" office:value="0.282634922082408">
                <text:p>0.28263492208240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3152571973641">
                <text:p>0.0903152571973641</text:p>
              </table:table-cell>
              <table:table-cell office:value-type="float" office:value="0.237121212121212">
                <text:p>0.237121212121212</text:p>
              </table:table-cell>
              <table:table-cell office:value-type="float" office:value="0.135059788639096">
                <text:p>0.135059788639096</text:p>
              </table:table-cell>
              <table:table-cell office:value-type="float" office:value="0.265151515151515">
                <text:p>0.265151515151515</text:p>
              </table:table-cell>
              <table:table-cell office:value-type="float" office:value="0.371244164332399">
                <text:p>0.371244164332399</text:p>
              </table:table-cell>
              <table:table-cell office:value-type="float" office:value="0.112878787878788">
                <text:p>0.112878787878788</text:p>
              </table:table-cell>
              <table:table-cell office:value-type="float" office:value="0.291642367763009">
                <text:p>0.2916423677630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6545094772715">
                <text:p>0.0946545094772715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139434347644319">
                <text:p>0.139434347644319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383228291316526">
                <text:p>0.383228291316526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0.298133432948617">
                <text:p>0.298133432948617</text:p>
              </table:table-cell>
              <table:table-cell office:value-type="float" office:value="0.188888888888889">
                <text:p>0.18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60233241597535">
                <text:p>0.0960233241597535</text:p>
              </table:table-cell>
              <table:table-cell office:value-type="float" office:value="0.217948717948718">
                <text:p>0.217948717948718</text:p>
              </table:table-cell>
              <table:table-cell office:value-type="float" office:value="0.143621167682324">
                <text:p>0.143621167682324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389709772798008">
                <text:p>0.389709772798008</text:p>
              </table:table-cell>
              <table:table-cell office:value-type="float" office:value="0.100641025641025">
                <text:p>0.100641025641025</text:p>
              </table:table-cell>
              <table:table-cell office:value-type="float" office:value="0.304210683824024">
                <text:p>0.304210683824024</text:p>
              </table:table-cell>
              <table:table-cell office:value-type="float" office:value="0.180128205128205">
                <text:p>0.180128205128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026484291319">
                <text:p>0.10026484291319</text:p>
              </table:table-cell>
              <table:table-cell office:value-type="float" office:value="0.213690476190476">
                <text:p>0.213690476190476</text:p>
              </table:table-cell>
              <table:table-cell office:value-type="float" office:value="0.146850347434772">
                <text:p>0.146850347434772</text:p>
              </table:table-cell>
              <table:table-cell office:value-type="float" office:value="0.236904761904762">
                <text:p>0.236904761904762</text:p>
              </table:table-cell>
              <table:table-cell office:value-type="float" office:value="0.393876439464675">
                <text:p>0.393876439464675</text:p>
              </table:table-cell>
              <table:table-cell office:value-type="float" office:value="0.0940476190476189">
                <text:p>0.0940476190476189</text:p>
              </table:table-cell>
              <table:table-cell office:value-type="float" office:value="0.309957701390585">
                <text:p>0.309957701390585</text:p>
              </table:table-cell>
              <table:table-cell office:value-type="float" office:value="0.173809523809524">
                <text:p>0.173809523809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3263104134428">
                <text:p>0.103263104134428</text:p>
              </table:table-cell>
              <table:table-cell office:value-type="float" office:value="0.207222222222222">
                <text:p>0.207222222222222</text:p>
              </table:table-cell>
              <table:table-cell office:value-type="float" office:value="0.15407002981859">
                <text:p>0.15407002981859</text:p>
              </table:table-cell>
              <table:table-cell office:value-type="float" office:value="0.231111111111111">
                <text:p>0.231111111111111</text:p>
              </table:table-cell>
              <table:table-cell office:value-type="float" office:value="0.402342047930283">
                <text:p>0.402342047930283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0.316328817537493">
                <text:p>0.316328817537493</text:p>
              </table:table-cell>
              <table:table-cell office:value-type="float" office:value="0.167777777777778">
                <text:p>0.16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888265211123">
                <text:p>0.106888265211123</text:p>
              </table:table-cell>
              <table:table-cell office:value-type="float" office:value="0.202604166666667">
                <text:p>0.202604166666667</text:p>
              </table:table-cell>
              <table:table-cell office:value-type="float" office:value="0.157773551143644">
                <text:p>0.157773551143644</text:p>
              </table:table-cell>
              <table:table-cell office:value-type="float" office:value="0.223958333333333">
                <text:p>0.223958333333333</text:p>
              </table:table-cell>
              <table:table-cell office:value-type="float" office:value="0.402342047930283">
                <text:p>0.402342047930283</text:p>
              </table:table-cell>
              <table:table-cell office:value-type="float" office:value="0.084375">
                <text:p>0.084375</text:p>
              </table:table-cell>
              <table:table-cell office:value-type="float" office:value="0.319820390202221">
                <text:p>0.319820390202221</text:p>
              </table:table-cell>
              <table:table-cell office:value-type="float" office:value="0.161979166666667">
                <text:p>0.161979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8989130187442">
                <text:p>0.108989130187442</text:p>
              </table:table-cell>
              <table:table-cell office:value-type="float" office:value="0.195588235294117">
                <text:p>0.195588235294117</text:p>
              </table:table-cell>
              <table:table-cell office:value-type="float" office:value="0.160847021358031">
                <text:p>0.160847021358031</text:p>
              </table:table-cell>
              <table:table-cell office:value-type="float" office:value="0.216176470588235">
                <text:p>0.216176470588235</text:p>
              </table:table-cell>
              <table:table-cell office:value-type="float" office:value="0.403267973856209">
                <text:p>0.403267973856209</text:p>
              </table:table-cell>
              <table:table-cell office:value-type="float" office:value="0.0799019607843136">
                <text:p>0.0799019607843136</text:p>
              </table:table-cell>
              <table:table-cell office:value-type="float" office:value="0.326719220931464">
                <text:p>0.326719220931464</text:p>
              </table:table-cell>
              <table:table-cell office:value-type="float" office:value="0.15735294117647">
                <text:p>0.157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0797142837757">
                <text:p>0.110797142837757</text:p>
              </table:table-cell>
              <table:table-cell office:value-type="float" office:value="0.187962962962963">
                <text:p>0.187962962962963</text:p>
              </table:table-cell>
              <table:table-cell office:value-type="float" office:value="0.166242094267781">
                <text:p>0.166242094267781</text:p>
              </table:table-cell>
              <table:table-cell office:value-type="float" office:value="0.2125">
                <text:p>0.2125</text:p>
              </table:table-cell>
              <table:table-cell office:value-type="float" office:value="0.412920751633987">
                <text:p>0.412920751633987</text:p>
              </table:table-cell>
              <table:table-cell office:value-type="float" office:value="0.0773148148148147">
                <text:p>0.0773148148148147</text:p>
              </table:table-cell>
              <table:table-cell office:value-type="float" office:value="0.328488063894851">
                <text:p>0.328488063894851</text:p>
              </table:table-cell>
              <table:table-cell office:value-type="float" office:value="0.151388888888889">
                <text:p>0.1513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4041827506211">
                <text:p>0.114041827506211</text:p>
              </table:table-cell>
              <table:table-cell office:value-type="float" office:value="0.183771929824561">
                <text:p>0.183771929824561</text:p>
              </table:table-cell>
              <table:table-cell office:value-type="float" office:value="0.169217694200142">
                <text:p>0.169217694200142</text:p>
              </table:table-cell>
              <table:table-cell office:value-type="float" office:value="0.206140350877193">
                <text:p>0.206140350877193</text:p>
              </table:table-cell>
              <table:table-cell office:value-type="float" office:value="0.425467047930283">
                <text:p>0.425467047930283</text:p>
              </table:table-cell>
              <table:table-cell office:value-type="float" office:value="0.075438596491228">
                <text:p>0.075438596491228</text:p>
              </table:table-cell>
              <table:table-cell office:value-type="float" office:value="0.33331480786475">
                <text:p>0.33331480786475</text:p>
              </table:table-cell>
              <table:table-cell office:value-type="float" office:value="0.146491228070175">
                <text:p>0.146491228070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568749043447">
                <text:p>0.11568749043447</text:p>
              </table:table-cell>
              <table:table-cell office:value-type="float" office:value="0.178333333333333">
                <text:p>0.178333333333333</text:p>
              </table:table-cell>
              <table:table-cell office:value-type="float" office:value="0.173515755686321">
                <text:p>0.173515755686321</text:p>
              </table:table-cell>
              <table:table-cell office:value-type="float" office:value="0.20125">
                <text:p>0.20125</text:p>
              </table:table-cell>
              <table:table-cell office:value-type="float" office:value="0.431022603485839">
                <text:p>0.431022603485839</text:p>
              </table:table-cell>
              <table:table-cell office:value-type="float" office:value="0.0724999999999999">
                <text:p>0.0724999999999999</text:p>
              </table:table-cell>
              <table:table-cell office:value-type="float" office:value="0.336754314539912">
                <text:p>0.336754314539912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8744919467478">
                <text:p>0.118744919467478</text:p>
              </table:table-cell>
              <table:table-cell office:value-type="float" office:value="0.175">
                <text:p>0.175</text:p>
              </table:table-cell>
              <table:table-cell office:value-type="float" office:value="0.178660820529797">
                <text:p>0.178660820529797</text:p>
              </table:table-cell>
              <table:table-cell office:value-type="float" office:value="0.198809523809524">
                <text:p>0.198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9875790357059">
                <text:p>0.119875790357059</text:p>
              </table:table-cell>
              <table:table-cell office:value-type="float" office:value="0.16969696969697">
                <text:p>0.16969696969697</text:p>
              </table:table-cell>
              <table:table-cell office:value-type="float" office:value="0.181551274569263">
                <text:p>0.181551274569263</text:p>
              </table:table-cell>
              <table:table-cell office:value-type="float" office:value="0.194318181818182">
                <text:p>0.1943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1772807177265">
                <text:p>0.121772807177265</text:p>
              </table:table-cell>
              <table:table-cell office:value-type="float" office:value="0.164855072463768">
                <text:p>0.164855072463768</text:p>
              </table:table-cell>
              <table:table-cell office:value-type="float" office:value="0.183734652227645">
                <text:p>0.183734652227645</text:p>
              </table:table-cell>
              <table:table-cell office:value-type="float" office:value="0.189492753623188">
                <text:p>0.189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346431142199">
                <text:p>0.12346431142199</text:p>
              </table:table-cell>
              <table:table-cell office:value-type="float" office:value="0.160416666666667">
                <text:p>0.160416666666667</text:p>
              </table:table-cell>
              <table:table-cell office:value-type="float" office:value="0.187559636286077">
                <text:p>0.187559636286077</text:p>
              </table:table-cell>
              <table:table-cell office:value-type="float" office:value="0.185763888888889">
                <text:p>0.18576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6246274157361">
                <text:p>0.126246274157361</text:p>
              </table:table-cell>
              <table:table-cell office:value-type="float" office:value="0.157333333333333">
                <text:p>0.157333333333333</text:p>
              </table:table-cell>
              <table:table-cell office:value-type="float" office:value="0.191108669248358">
                <text:p>0.191108669248358</text:p>
              </table:table-cell>
              <table:table-cell office:value-type="float" office:value="0.182">
                <text:p>0.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494674307077">
                <text:p>0.126494674307077</text:p>
              </table:table-cell>
              <table:table-cell office:value-type="float" office:value="0.153205128205128">
                <text:p>0.153205128205128</text:p>
              </table:table-cell>
              <table:table-cell office:value-type="float" office:value="0.194282412482262">
                <text:p>0.194282412482262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9254922372265">
                <text:p>0.129254922372265</text:p>
              </table:table-cell>
              <table:table-cell office:value-type="float" office:value="0.150308641975309">
                <text:p>0.150308641975309</text:p>
              </table:table-cell>
              <table:table-cell office:value-type="float" office:value="0.191426766049886">
                <text:p>0.191426766049886</text:p>
              </table:table-cell>
              <table:table-cell office:value-type="float" office:value="0.173148148148148">
                <text:p>0.173148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0087814795564">
                <text:p>0.130087814795564</text:p>
              </table:table-cell>
              <table:table-cell office:value-type="float" office:value="0.146428571428571">
                <text:p>0.146428571428571</text:p>
              </table:table-cell>
              <table:table-cell office:value-type="float" office:value="0.195701066562293">
                <text:p>0.195701066562293</text:p>
              </table:table-cell>
              <table:table-cell office:value-type="float" office:value="0.170535714285714">
                <text:p>0.17053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1441163350613">
                <text:p>0.131441163350613</text:p>
              </table:table-cell>
              <table:table-cell office:value-type="float" office:value="0.14367816091954">
                <text:p>0.14367816091954</text:p>
              </table:table-cell>
              <table:table-cell office:value-type="float" office:value="0.197289667982334">
                <text:p>0.197289667982334</text:p>
              </table:table-cell>
              <table:table-cell office:value-type="float" office:value="0.166954022988506">
                <text:p>0.166954022988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2113936606128">
                <text:p>0.132113936606128</text:p>
              </table:table-cell>
              <table:table-cell office:value-type="float" office:value="0.14">
                <text:p>0.14</text:p>
              </table:table-cell>
              <table:table-cell office:value-type="float" office:value="0.200098918564643">
                <text:p>0.200098918564643</text:p>
              </table:table-cell>
              <table:table-cell office:value-type="float" office:value="0.164166666666667">
                <text:p>0.164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